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305cm" draw:marker-start-width="1.117cm" draw:marker-end-width="1.117cm" draw:textarea-horizontal-align="justify" draw:textarea-vertical-align="middle" draw:auto-grow-height="false" fo:min-height="1.448cm" fo:min-width="5.038cm" fo:padding-top="0.277cm" fo:padding-bottom="0.277cm" fo:padding-left="0.402cm" fo:padding-right="0.402cm"/>
    </style:style>
    <style:style style:name="gr2" style:family="graphic" style:parent-style-name="standard">
      <style:graphic-properties draw:textarea-horizontal-align="justify" draw:textarea-vertical-align="middle" draw:auto-grow-height="false" fo:min-height="1.909cm" fo:min-width="5.469cm"/>
    </style:style>
    <style:style style:name="gr3" style:family="graphic" style:parent-style-name="standard">
      <style:graphic-properties draw:stroke="solid" svg:stroke-color="#000000" draw:fill="none" draw:fill-color="#ffffff" fo:min-height="27.73cm"/>
    </style:style>
    <style:style style:name="gr4" style:family="graphic" style:parent-style-name="objectwithoutfill">
      <style:graphic-properties draw:stroke="dash" draw:stroke-dash="Ultrafine_20_2_20_Dots_20_3_20_Dashes" svg:stroke-color="#000000" draw:marker-end="Arrow" draw:marker-end-width="0.3cm" draw:fill="none" draw:textarea-vertical-align="middle"/>
    </style:style>
    <style:style style:name="gr5" style:family="graphic" style:parent-style-name="standard">
      <style:graphic-properties draw:textarea-horizontal-align="justify" draw:textarea-vertical-align="middle" draw:auto-grow-height="false" fo:min-height="1.909cm" fo:min-width="42.045cm"/>
    </style:style>
    <style:style style:name="gr6" style:family="graphic" style:parent-style-name="standard">
      <style:graphic-properties draw:textarea-horizontal-align="justify" draw:textarea-vertical-align="middle" draw:auto-grow-height="false" fo:min-height="1.423cm" fo:min-width="5.469cm"/>
    </style:style>
    <style:style style:name="gr7" style:family="graphic" style:parent-style-name="standard">
      <style:graphic-properties draw:stroke="solid" svg:stroke-color="#000000" draw:fill="none" draw:fill-color="#ffffff" fo:min-height="5.689cm"/>
    </style:style>
    <style:style style:name="gr8" style:family="graphic" style:parent-style-name="standard">
      <style:graphic-properties draw:stroke="solid" svg:stroke-color="#000000" draw:fill="none" draw:fill-color="#ffffff" fo:min-height="18.487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dash" draw:stroke-dash="Ultrafine_20_Dashed" svg:stroke-color="#000000" draw:fill="solid" draw:fill-color="#fff9ae" draw:fill-hatch-solid="false" draw:opacity="100%" fo:min-height="2.134cm" draw:shadow-opacity="100%"/>
    </style:style>
    <style:style style:name="gr11" style:family="graphic" style:parent-style-name="standard">
      <style:graphic-properties draw:textarea-horizontal-align="justify" draw:textarea-vertical-align="middle" draw:auto-grow-height="false" fo:min-height="3.735cm" fo:min-width="5.469cm"/>
    </style:style>
    <style:style style:name="gr12" style:family="graphic" style:parent-style-name="objectwithoutfill">
      <style:graphic-properties draw:fill="none" draw:textarea-vertical-align="middle"/>
    </style:style>
    <style:style style:name="gr13" style:family="graphic" style:parent-style-name="standard">
      <style:graphic-properties svg:stroke-color="#000000" draw:marker-start="Arrow" draw:marker-start-width="0.3cm" draw:textarea-vertical-align="middle"/>
    </style:style>
    <style:style style:name="gr14" style:family="graphic" style:parent-style-name="standard">
      <style:graphic-properties draw:stroke="solid" svg:stroke-color="#000000" draw:fill="none" draw:fill-color="#ffffff" fo:min-height="6.063cm"/>
    </style:style>
    <style:style style:name="gr15" style:family="graphic" style:parent-style-name="standard">
      <style:graphic-properties draw:stroke="solid" svg:stroke-color="#000000" draw:fill="none" draw:fill-color="#ffffff" fo:min-height="4.51cm"/>
    </style:style>
    <style:style style:name="gr16" style:family="graphic" style:parent-style-name="standard">
      <style:graphic-properties draw:textarea-horizontal-align="justify" draw:textarea-vertical-align="middle" draw:auto-grow-height="false" fo:min-height="1.81cm" fo:min-width="6.753cm" fo:wrap-option="no-wrap"/>
    </style:style>
    <style:style style:name="gr17" style:family="graphic" style:parent-style-name="standard">
      <style:graphic-properties draw:textarea-horizontal-align="justify" draw:textarea-vertical-align="middle" draw:auto-grow-height="false" fo:min-height="2.671cm" fo:min-width="5.469cm"/>
    </style:style>
    <style:style style:name="P1" style:family="paragraph">
      <style:paragraph-properties fo:text-align="center"/>
    </style:style>
    <style:style style:name="P2" style:family="paragraph">
      <style:paragraph-properties fo:margin-left="0cm" fo:margin-right="0cm" fo:margin-top="0cm" fo:margin-bottom="0cm" fo:line-height="100%" fo:text-indent="0cm">
        <style:tab-stops/>
      </style:paragraph-properties>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solid" draw:fill-color="#fff9ae" draw:fill-hatch-solid="false" draw:opacity="100%"/>
    </style:style>
    <style:style style:name="T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842cm" svg:height="2.002cm" svg:x="9.175cm" svg:y="11.197cm">
          <text:p text:style-name="P1">setup()</text:p>
          <draw:enhanced-geometry svg:viewBox="0 0 21600 21600" draw:type="rectangle" draw:enhanced-path="M 0 0 L 21600 0 21600 21600 0 21600 0 0 Z N"/>
        </draw:custom-shape>
        <draw:custom-shape draw:style-name="gr2" draw:text-style-name="P1" xml:id="id2" draw:id="id2" draw:layer="layout" svg:width="5.969cm" svg:height="2.159cm" svg:x="8.874cm" svg:y="24.241cm">
          <text:p text:style-name="P1">getStatus()</text:p>
          <draw:enhanced-geometry svg:viewBox="0 0 21600 21600" draw:type="rectangle" draw:enhanced-path="M 0 0 L 21600 0 21600 21600 0 21600 0 0 Z N"/>
        </draw:custom-shape>
        <draw:frame draw:style-name="gr3" draw:text-style-name="P3" draw:layer="layout" svg:width="42.799cm" svg:height="27.98cm" svg:x="20.467cm" svg:y="24.114cm">
          <draw:text-box>
            <text:p>1. <text:s text:c="2"/>runs every 20 seconds, configurable via GET_STATUS_INTERVAL variable, if not time to execute return</text:p>
            <text:p/>
            <text:p>2. <text:s text:c="2"/>getHumidityLevel() - update system status humidity level data</text:p>
            <text:p><text:tab/>a. if sensor read fails, update system stats as sensor failure and return</text:p>
            <text:p><text:tab/>b. gather humidity level sample and average them over a configurable sample count via MAX_HUMIDITY_SAMPLES</text:p>
            <text:p><text:tab/>c. compare humidity level against system wide variable that is controlled via knob and control protocol</text:p>
            <text:p><text:tab/><text:tab/>- update system status for high or normal humidity</text:p>
            <text:p/>
            <text:p>3. <text:s text:c="2"/>handleChillerStatus() - update system status chiller data</text:p>
            <text:p><text:tab/>a. send a Limit, Verify, and General command – fetched info is stored in system status</text:p>
            <text:p><text:tab/>b. update the chiller status using returned information</text:p>
            <text:p><text:tab/><text:tab/>1) online or offline</text:p>
            <text:p><text:tab/><text:tab/>2) running or stopped</text:p>
            <text:p><text:tab/><text:tab/>3) set point temp and current temp</text:p>
            <text:p/>
            <text:p>4. <text:s text:c="2"/>handleTECStatus() - update system status TEC data</text:p>
            <text:p text:style-name="P2"><text:tab/>a. send Meerstetter commands and parse status</text:p>
            <text:p text:style-name="P2"><text:tab/>b. update each TEC’s status using returned information</text:p>
            <text:p text:style-name="P2"><text:tab/><text:tab/>1) online or offline</text:p>
            <text:p text:style-name="P2"><text:tab/><text:tab/>2) running or stopped</text:p>
            <text:p><text:tab/><text:tab/>3) set point temp and current temp</text:p>
            <text:p/>
            <text:p>5. <text:s text:c="2"/>If humidity level is too high as found in the system status, do shutDown()</text:p>
            <text:p><text:tab/>a. stop the chiller</text:p>
            <text:p><text:tab/>b. stop the TECs</text:p>
            <text:p><text:tab/>c. set all system status to reflect these actions</text:p>
            <text:p/>
            <text:p>6. <text:s text:c="2"/>setSystemStatus() - update the LCD messages to reflect system status and set the overall system status</text:p>
            <text:p><text:tab/>a. derive overall system status using the accrued system status gotten above, enable or disable humidity threshold knob according to state</text:p>
            <text:p/>
            <text:p><text:span text:style-name="T1"><text:tab/></text:span><text:span text:style-name="T1"><text:tab/></text:span><text:span text:style-name="T1">1). </text:span><text:span text:style-name="T1">SHUT</text:span><text:span text:style-name="T1">DOW</text:span><text:span text:style-name="T1">N </text:span><text:span text:style-name="T1">state - </text:span><text:s text:c="2"/>humidity threshold knob is enabled</text:p>
            <text:p><text:tab/><text:tab/><text:tab/>a) the chiller and/or the TECs are offline, can’t be reached</text:p>
            <text:p><text:tab/><text:tab/></text:p>
            <text:p><text:span text:style-name="T1"><text:tab/></text:span><text:span text:style-name="T1"><text:tab/></text:span><text:span text:style-name="T1">2) </text:span><text:span text:style-name="T1"><text:s/></text:span><text:span text:style-name="T1">READ</text:span><text:span text:style-name="T1">Y </text:span><text:span text:style-name="T1">state – </text:span>humidity threshold knob is enabled</text:p>
            <text:p><text:tab/><text:tab/><text:tab/>a) chiller and all TECs are online, at least one of them is not running</text:p>
            <text:p><text:tab/><text:tab/><text:tab/></text:p>
            <text:p><text:span text:style-name="T1"><text:tab/></text:span><text:span text:style-name="T1"><text:tab/></text:span><text:span text:style-name="T1">3) </text:span><text:span text:style-name="T1"><text:s/></text:span><text:span text:style-name="T1">RUNN</text:span><text:span text:style-name="T1">ING </text:span><text:span text:style-name="T1">state – </text:span>humidity threshold knob is disabled</text:p>
            <text:p><text:tab/><text:tab/><text:tab/>a) chiller and all TECs are running</text:p>
            <text:p><text:tab/> </text:p>
          </draw:text-box>
        </draw:frame>
        <draw:line draw:style-name="gr4" draw:text-style-name="P4" draw:layer="layout" svg:x1="20.431cm" svg:y1="25.384cm" svg:x2="14.843cm" svg:y2="25.384cm">
          <text:p/>
        </draw:line>
        <draw:custom-shape draw:style-name="gr5" draw:text-style-name="P1" draw:layer="layout" svg:width="42.545cm" svg:height="2.159cm" svg:x="5.064cm" svg:y="55.737cm">
          <text:p text:style-name="P1">HandleMsgs() - wait for 1 second for command from control PC on RS232 port</text:p>
          <draw:enhanced-geometry svg:viewBox="0 0 21600 21600" draw:type="rectangle" draw:enhanced-path="M 0 0 L 21600 0 21600 21600 0 21600 0 0 Z N"/>
        </draw:custom-shape>
        <draw:custom-shape draw:style-name="gr6" draw:text-style-name="P1" draw:layer="layout" svg:width="5.969cm" svg:height="1.673cm" svg:x="9.347cm" svg:y="60.263cm">
          <text:p text:style-name="P1">Start / Stop button</text:p>
          <draw:enhanced-geometry svg:viewBox="0 0 21600 21600" draw:type="rectangle" draw:enhanced-path="M 0 0 L 21600 0 21600 21600 0 21600 0 0 Z N"/>
        </draw:custom-shape>
        <draw:custom-shape draw:style-name="gr2" draw:text-style-name="P1" draw:layer="layout" svg:width="5.969cm" svg:height="2.159cm" svg:x="26.701cm" svg:y="64.99cm">
          <text:p text:style-name="P1">Set / Get</text:p>
          <text:p text:style-name="P1">Chiller set point()</text:p>
          <draw:enhanced-geometry svg:viewBox="0 0 21600 21600" draw:type="rectangle" draw:enhanced-path="M 0 0 L 21600 0 21600 21600 0 21600 0 0 Z N"/>
        </draw:custom-shape>
        <draw:custom-shape draw:style-name="gr2" draw:text-style-name="P1" draw:layer="layout" svg:width="5.969cm" svg:height="2.159cm" svg:x="35.236cm" svg:y="64.96cm">
          <text:p text:style-name="P1">Set / Get</text:p>
          <text:p text:style-name="P1">a TEC set point</text:p>
          <draw:enhanced-geometry svg:viewBox="0 0 21600 21600" draw:mirror-horizontal="false" draw:mirror-vertical="false" draw:type="rectangle" draw:enhanced-path="M 0 0 L 21600 0 21600 21600 0 21600 0 0 Z N"/>
        </draw:custom-shape>
        <draw:custom-shape draw:style-name="gr2" draw:text-style-name="P1" draw:layer="layout" svg:width="5.969cm" svg:height="2.159cm" svg:x="18.393cm" svg:y="64.99cm">
          <text:p text:style-name="P1">Start Up</text:p>
          <text:p text:style-name="P1">chiller and all TECs</text:p>
          <draw:enhanced-geometry svg:viewBox="0 0 21600 21600" draw:mirror-horizontal="false" draw:mirror-vertical="false" draw:type="rectangle" draw:enhanced-path="M 0 0 L 21600 0 21600 21600 0 21600 0 0 Z N"/>
        </draw:custom-shape>
        <draw:custom-shape draw:style-name="gr2" draw:text-style-name="P1" draw:layer="layout" svg:width="5.969cm" svg:height="2.159cm" svg:x="35.236cm" svg:y="68.008cm">
          <text:p text:style-name="P1">Start / Stop</text:p>
          <text:p text:style-name="P1">all TECs</text:p>
          <draw:enhanced-geometry svg:viewBox="0 0 21600 21600" draw:type="rectangle" draw:enhanced-path="M 0 0 L 21600 0 21600 21600 0 21600 0 0 Z N"/>
        </draw:custom-shape>
        <draw:custom-shape draw:style-name="gr2" draw:text-style-name="P1" draw:layer="layout" svg:width="5.969cm" svg:height="2.159cm" svg:x="8.838cm" svg:y="14.982cm">
          <text:p text:style-name="P1">initSystem()</text:p>
          <draw:enhanced-geometry svg:viewBox="0 0 21600 21600" draw:type="rectangle" draw:enhanced-path="M 0 0 L 21600 0 21600 21600 0 21600 0 0 Z N"/>
        </draw:custom-shape>
        <draw:line draw:style-name="gr4" draw:text-style-name="P4" draw:layer="layout" svg:x1="20.685cm" svg:y1="16.115cm" svg:x2="14.807cm" svg:y2="16.125cm">
          <text:p/>
        </draw:line>
        <draw:frame draw:style-name="gr7" draw:text-style-name="P3" draw:layer="layout" svg:width="42.545cm" svg:height="5.939cm" svg:x="20.585cm" svg:y="15.51cm">
          <draw:text-box>
            <text:p>Initialize system stats and components</text:p>
            <text:p><text:s/>- initialize system stats</text:p>
            <text:p><text:s/>- start the RTC</text:p>
            <text:p><text:s/>- start the SHT sensor</text:p>
            <text:p><text:s/>- start the LCD</text:p>
            <text:p><text:s/>- enable the rotary encoder</text:p>
            <text:p><text:s/>- enable the start-up / shutdown button</text:p>
          </draw:text-box>
        </draw:frame>
        <draw:custom-shape draw:style-name="gr2" draw:text-style-name="P1" xml:id="id1" draw:id="id1" draw:layer="layout" svg:width="5.969cm" svg:height="2.159cm" svg:x="5.093cm" svg:y="75.37cm">
          <text:p text:style-name="P1">manageLCD()</text:p>
          <draw:enhanced-geometry svg:viewBox="0 0 21600 21600" draw:type="rectangle" draw:enhanced-path="M 0 0 L 21600 0 21600 21600 0 21600 0 0 Z N"/>
        </draw:custom-shape>
        <draw:line draw:style-name="gr4" draw:text-style-name="P4" draw:layer="layout" svg:x1="16.686cm" svg:y1="76.527cm" svg:x2="11.089cm" svg:y2="76.513cm">
          <text:p/>
        </draw:line>
        <draw:frame draw:style-name="gr8" draw:text-style-name="P3" draw:layer="layout" svg:width="42.81cm" svg:height="18.737cm" svg:x="16.686cm" svg:y="75.351cm">
          <draw:text-box>
            <text:p><text:s/>- There are 5 categories of messages displayed on the LCD, each category gets 1.5 seconds of display time.</text:p>
            <text:p><text:s/>- If there is a high humidity or humidity sensor failure, the message “***HUMIDITY ALERT*** is constantly displayed. <text:s/>When the failure is cleared, normal operation is resumed.</text:p>
            <text:p><text:s/>- Normal operation rotates through the following messages. <text:s/><text:s/>‘system status’ column is always displayed. The ‘fail reason’ column is displayed only while there is ‘some thing’ bad. <text:s/>For example, if the chiller becomes unreachable, ‘system status’ would be ‘SYS shutdown’, w/ fail reason, ‘SYS FAILURE’ and the chiller would be ‘CHL STOPPED’ and CHL COM FAILURE’.</text:p>
            <text:p/>
            <text:p>Category <text:s text:c="2"/><text:s text:c="5"/><text:s text:c="5"/><text:s text:c="5"/><text:s text:c="5"/><text:s text:c="2"/>system status <text:s text:c="5"/><text:s text:c="5"/><text:s text:c="5"/><text:s text:c="5"/><text:s text:c="5"/><text:s text:c="5"/><text:s text:c="4"/>fail reasons (only when there is a failure)</text:p>
            <text:p>----------------------------------------------------------------------------------------------------------------------------------------------------</text:p>
            <text:p>Overall System <text:s/><text:s text:c="5"/><text:s text:c="5"/><text:s text:c="2"/>SYS initializing (only at power on) <text:s text:c="3"/><text:s/>SYS START FAIL – some startup failure</text:p>
            <text:p><text:s text:c="5"/><text:s text:c="5"/><text:s text:c="5"/><text:s text:c="5"/><text:s text:c="5"/><text:s text:c="5"/><text:s text:c="5"/><text:s text:c="3"/>SYS ready <text:s text:c="2"/><text:s text:c="5"/><text:s text:c="5"/><text:s text:c="5"/><text:s text:c="5"/><text:s text:c="5"/><text:s text:c="5"/><text:s text:c="5"/><text:s text:c="3"/>SYS FAILURE <text:s/><text:s text:c="4"/>- <text:s/>some run time failure</text:p>
            <text:p><text:s text:c="5"/><text:s text:c="5"/><text:s text:c="5"/><text:s text:c="5"/><text:s text:c="5"/><text:s text:c="5"/><text:s text:c="5"/><text:s text:c="3"/>SYS running</text:p>
            <text:p><text:s text:c="5"/><text:s text:c="5"/><text:s text:c="5"/><text:s text:c="5"/><text:s text:c="5"/><text:s text:c="5"/><text:s text:c="5"/><text:s text:c="3"/>SYS shutdown</text:p>
            <text:p/>
            <text:p>TEC <text:s/><text:s text:c="5"/><text:s text:c="5"/><text:s text:c="5"/><text:s text:c="5"/><text:s text:c="5"/><text:s text:c="4"/>TEC stop <text:s text:c="5"/><text:s text:c="5"/><text:s text:c="5"/><text:s text:c="5"/><text:s text:c="5"/><text:s text:c="5"/><text:s text:c="5"/><text:s text:c="5"/><text:s text:c="3"/>TEC COM FAILURE</text:p>
            <text:p><text:s text:c="5"/><text:s text:c="5"/><text:s text:c="5"/><text:s text:c="5"/><text:s text:c="5"/><text:s text:c="5"/><text:s text:c="5"/><text:s text:c="3"/>TEC run</text:p>
            <text:p><text:s text:c="5"/><text:s text:c="5"/><text:s text:c="5"/><text:s text:c="5"/><text:s text:c="5"/><text:s text:c="5"/><text:s text:c="5"/><text:s text:c="3"/>(these include each TEC’s set point</text:p>
            <text:p><text:s text:c="5"/><text:s text:c="5"/><text:s text:c="5"/><text:s text:c="5"/><text:s text:c="5"/><text:s text:c="5"/><text:s text:c="5"/><text:s text:c="4"/>&amp; only shows 3 TECs)</text:p>
            <text:p/>
            <text:p>Chiller <text:s/><text:s text:c="5"/><text:s text:c="5"/><text:s text:c="5"/><text:s text:c="5"/><text:s text:c="5"/><text:s/>CHL running <text:s text:c="2"/><text:s text:c="5"/><text:s text:c="5"/><text:s text:c="5"/><text:s text:c="5"/><text:s text:c="5"/><text:s text:c="5"/><text:s text:c="5"/><text:s/>CHL COMM FAILURE</text:p>
            <text:p><text:s text:c="5"/><text:s text:c="5"/><text:s text:c="5"/><text:s text:c="5"/><text:s text:c="5"/><text:s text:c="5"/><text:s text:c="5"/><text:s text:c="3"/>CHL stopped</text:p>
            <text:p><text:s text:c="5"/><text:s text:c="5"/><text:s text:c="5"/><text:s text:c="5"/><text:s text:c="5"/><text:s text:c="5"/><text:s text:c="5"/><text:s text:c="3"/>(these include set point and</text:p>
            <text:p><text:s text:c="5"/><text:s text:c="5"/><text:s text:c="5"/><text:s text:c="5"/><text:s text:c="5"/><text:s text:c="5"/><text:s text:c="5"/><text:s text:c="4"/>current temperature)</text:p>
            <text:p/>
            <text:p>Humidity <text:s text:c="2"/><text:s text:c="5"/><text:s text:c="5"/><text:s text:c="5"/><text:s text:c="5"/><text:s text:c="2"/>Humidity X <text:s/>Threshold Y <text:s/><text:s text:c="5"/><text:s text:c="5"/><text:s text:c="5"/><text:s text:c="3"/>*** HUMIDITY ALERT *** <text:s/></text:p>
            <text:p><text:s text:c="5"/><text:s text:c="5"/><text:s text:c="5"/><text:s text:c="5"/><text:s text:c="5"/><text:s text:c="5"/><text:s text:c="5"/><text:s text:c="5"/><text:s text:c="5"/><text:s text:c="5"/><text:s text:c="5"/><text:s text:c="5"/><text:s text:c="5"/><text:s text:c="5"/><text:s text:c="5"/><text:s text:c="5"/><text:s text:c="5"/><text:s text:c="5"/><text:s text:c="5"/><text:s text:c="2"/>SENSOR FAILURE</text:p>
          </draw:text-box>
        </draw:frame>
        <draw:custom-shape draw:style-name="gr2" draw:text-style-name="P1" draw:layer="layout" svg:width="5.969cm" svg:height="2.159cm" svg:x="43.601cm" svg:y="64.979cm">
          <text:p text:style-name="P1">Get / Set Humidity</text:p>
          <text:p text:style-name="P1">Threshold</text:p>
          <draw:enhanced-geometry svg:viewBox="0 0 21600 21600" draw:mirror-horizontal="false" draw:mirror-vertical="false" draw:type="rectangle" draw:enhanced-path="M 0 0 L 21600 0 21600 21600 0 21600 0 0 Z N"/>
        </draw:custom-shape>
        <draw:line draw:style-name="gr9" draw:text-style-name="P4" draw:layer="layout" svg:x1="12.049cm" svg:y1="13.194cm" svg:x2="12.049cm" svg:y2="14.972cm">
          <text:p/>
        </draw:line>
        <draw:custom-shape draw:style-name="gr1" draw:text-style-name="P1" draw:layer="layout" svg:width="5.842cm" svg:height="2.002cm" svg:x="9.001cm" svg:y="18.881cm">
          <text:p text:style-name="P1">loop()</text:p>
          <draw:enhanced-geometry svg:viewBox="0 0 21600 21600" draw:type="rectangle" draw:enhanced-path="M 0 0 L 21600 0 21600 21600 0 21600 0 0 Z N"/>
        </draw:custom-shape>
        <draw:line draw:style-name="gr9" draw:text-style-name="P4" draw:layer="layout" svg:x1="12.049cm" svg:y1="17.141cm" svg:x2="12.049cm" svg:y2="18.78cm">
          <text:p/>
        </draw:line>
        <draw:line draw:style-name="gr9" draw:text-style-name="P4" draw:layer="layout" svg:x1="12.049cm" svg:y1="20.939cm" svg:x2="12.022cm" svg:y2="24.241cm">
          <text:p/>
        </draw:line>
        <draw:line draw:style-name="gr9" draw:text-style-name="P4" draw:layer="layout" svg:x1="11.922cm" svg:y1="26.4cm" svg:x2="11.922cm" svg:y2="55.737cm">
          <text:p/>
        </draw:line>
        <draw:custom-shape draw:style-name="gr2" draw:text-style-name="P1" draw:layer="layout" svg:width="5.969cm" svg:height="2.159cm" svg:x="26.725cm" svg:y="67.911cm">
          <text:p text:style-name="P1">Start / Stop</text:p>
          <text:p text:style-name="P1">Chiller</text:p>
          <draw:enhanced-geometry svg:viewBox="0 0 21600 21600" draw:type="rectangle" draw:enhanced-path="M 0 0 L 21600 0 21600 21600 0 21600 0 0 Z N"/>
        </draw:custom-shape>
        <draw:frame draw:style-name="gr10" draw:text-style-name="P5" draw:layer="layout" svg:width="10.26cm" svg:height="2.384cm" svg:x="27.951cm" svg:y="60.231cm">
          <draw:text-box>
            <text:p>Messages from the controlling PC (one of the following is handled)</text:p>
          </draw:text-box>
        </draw:frame>
        <draw:line draw:style-name="gr9" draw:text-style-name="P4" draw:layer="layout" svg:x1="5.572cm" svg:y1="57.896cm" svg:x2="5.572cm" svg:y2="75.422cm">
          <text:p/>
        </draw:line>
        <draw:connector draw:style-name="gr9" draw:text-style-name="P4" draw:layer="layout" draw:type="lines" draw:line-skew="-1.813cm -5.467cm" svg:x1="5.093cm" svg:y1="76.449cm" svg:x2="8.874cm" svg:y2="25.32cm" draw:start-shape="id1" draw:start-glue-point="3" draw:end-shape="id2" draw:end-glue-point="3" svg:d="M5093 76449h-2315l127-51129h5969" svg:viewBox="0 0 6097 51130">
          <text:p/>
        </draw:connector>
        <draw:custom-shape draw:style-name="gr2" draw:text-style-name="P1" draw:layer="layout" svg:width="5.969cm" svg:height="2.159cm" svg:x="26.725cm" svg:y="70.705cm">
          <text:p text:style-name="P1">Get Chiller Info</text:p>
          <text:p text:style-name="P1">(chiller name)</text:p>
          <draw:enhanced-geometry svg:viewBox="0 0 21600 21600" draw:type="rectangle" draw:enhanced-path="M 0 0 L 21600 0 21600 21600 0 21600 0 0 Z N"/>
        </draw:custom-shape>
        <draw:custom-shape draw:style-name="gr11" draw:text-style-name="P1" draw:layer="layout" svg:width="5.969cm" svg:height="3.985cm" svg:x="35.236cm" svg:y="71.056cm">
          <text:p text:style-name="P1">Get a TEC Info</text:p>
          <text:p text:style-name="P1">- h/w revision</text:p>
          <text:p text:style-name="P1">- s/w revision</text:p>
          <text:p text:style-name="P1">- serial number</text:p>
          <text:p text:style-name="P1">- model number</text:p>
          <draw:enhanced-geometry svg:viewBox="0 0 21600 21600" draw:type="rectangle" draw:enhanced-path="M 0 0 L 21600 0 21600 21600 0 21600 0 0 Z N"/>
        </draw:custom-shape>
        <draw:custom-shape draw:style-name="gr2" draw:text-style-name="P1" draw:layer="layout" svg:width="5.969cm" svg:height="2.159cm" svg:x="43.606cm" svg:y="68.04cm">
          <text:p text:style-name="P1">Get Humidity</text:p>
          <draw:enhanced-geometry svg:viewBox="0 0 21600 21600" draw:mirror-horizontal="false" draw:mirror-vertical="false" draw:type="rectangle" draw:enhanced-path="M 0 0 L 21600 0 21600 21600 0 21600 0 0 Z N"/>
        </draw:custom-shape>
        <draw:line draw:style-name="gr12" draw:text-style-name="P4" draw:layer="layout" svg:x1="17.44cm" svg:y1="63.738cm" svg:x2="42.498cm" svg:y2="63.722cm">
          <text:p/>
        </draw:line>
        <draw:line draw:style-name="gr12" draw:text-style-name="P4" draw:layer="layout" svg:x1="42.498cm" svg:y1="63.749cm" svg:x2="42.498cm" svg:y2="69.31cm">
          <text:p/>
        </draw:line>
        <draw:line draw:style-name="gr13" draw:text-style-name="P1" draw:layer="layout" svg:x1="43.64cm" svg:y1="66.135cm" svg:x2="42.497cm" svg:y2="66.135cm">
          <text:p/>
        </draw:line>
        <draw:line draw:style-name="gr12" draw:text-style-name="P4" draw:layer="layout" svg:x1="33.961cm" svg:y1="63.784cm" svg:x2="34.015cm" svg:y2="72.547cm">
          <text:p/>
        </draw:line>
        <draw:line draw:style-name="gr9" draw:text-style-name="P4" draw:layer="layout" svg:x1="33.989cm" svg:y1="66.135cm" svg:x2="35.259cm" svg:y2="66.135cm">
          <text:p/>
        </draw:line>
        <draw:line draw:style-name="gr9" draw:text-style-name="P4" draw:layer="layout" svg:x1="33.989cm" svg:y1="69.183cm" svg:x2="35.259cm" svg:y2="69.183cm">
          <text:p/>
        </draw:line>
        <draw:line draw:style-name="gr9" draw:text-style-name="P4" draw:layer="layout" svg:x1="34.016cm" svg:y1="72.485cm" svg:x2="35.286cm" svg:y2="72.485cm">
          <text:p/>
        </draw:line>
        <draw:line draw:style-name="gr12" draw:text-style-name="P4" draw:layer="layout" svg:x1="25.399cm" svg:y1="63.722cm" svg:x2="25.453cm" svg:y2="72.485cm">
          <text:p/>
        </draw:line>
        <draw:line draw:style-name="gr9" draw:text-style-name="P4" draw:layer="layout" svg:x1="25.453cm" svg:y1="66.135cm" svg:x2="26.723cm" svg:y2="66.135cm">
          <text:p/>
        </draw:line>
        <draw:line draw:style-name="gr9" draw:text-style-name="P4" draw:layer="layout" svg:x1="25.453cm" svg:y1="69.183cm" svg:x2="26.723cm" svg:y2="69.183cm">
          <text:p/>
        </draw:line>
        <draw:line draw:style-name="gr9" draw:text-style-name="P4" draw:layer="layout" svg:x1="25.48cm" svg:y1="72.485cm" svg:x2="26.75cm" svg:y2="72.485cm">
          <text:p/>
        </draw:line>
        <draw:line draw:style-name="gr13" draw:text-style-name="P1" draw:layer="layout" svg:x1="43.668cm" svg:y1="69.31cm" svg:x2="42.525cm" svg:y2="69.31cm">
          <text:p/>
        </draw:line>
        <draw:frame draw:style-name="gr14" draw:text-style-name="P3" draw:layer="layout" svg:width="6.731cm" svg:height="6.65cm" svg:x="8.493cm" svg:y="62.886cm">
          <draw:text-box>
            <text:p>Check button value set within ISR</text:p>
            <text:p/>
            <text:p><text:s/>- StartUp() if humidity level is not high</text:p>
            <text:p/>
            <text:p><text:s text:c="2"/>.. or ..</text:p>
            <text:p/>
            <text:p><text:s/>- ShutDown()</text:p>
          </draw:text-box>
        </draw:frame>
        <draw:frame draw:style-name="gr15" draw:text-style-name="P3" draw:layer="layout" svg:width="11.107cm" svg:height="4.76cm" svg:x="50.626cm" svg:y="59.31cm">
          <draw:text-box>
            <text:p>Humidity threshold ISR active in SHUTDOWN and READY states, executes on knob rotation, sets a global humidity threshold variable which is referenced in setSystemStatus() and startUp()</text:p>
          </draw:text-box>
        </draw:frame>
        <draw:custom-shape draw:style-name="gr16" draw:text-style-name="P1" draw:layer="layout" svg:width="11.103cm" svg:height="3.175cm" svg:x="50.554cm" svg:y="55.637cm">
          <text:p text:style-name="P1">Humidity threshold knob</text:p>
          <text:p text:style-name="P1">SHUTDOWN and READY state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4" draw:layer="layout" svg:x1="11.922cm" svg:y1="57.896cm" svg:x2="11.922cm" svg:y2="60.309cm">
          <text:p/>
        </draw:line>
        <draw:line draw:style-name="gr9" draw:text-style-name="P4" draw:layer="layout" svg:x1="15.351cm" svg:y1="61.198cm" svg:x2="28.051cm" svg:y2="61.198cm">
          <text:p/>
        </draw:line>
        <draw:line draw:style-name="gr12" draw:text-style-name="P4" draw:layer="layout" svg:x1="32.75cm" svg:y1="62.695cm" svg:x2="32.75cm" svg:y2="63.711cm">
          <text:p/>
        </draw:line>
        <draw:frame draw:style-name="gr15" draw:text-style-name="P3" draw:layer="layout" svg:width="11.107cm" svg:height="4.76cm" svg:x="50.626cm" svg:y="69.44cm">
          <draw:text-box>
            <text:p>Startup/Shutdown ISR active in all states, executes on button press, sets a global startup/shutdown variable which is referenced in handleMsgs()</text:p>
          </draw:text-box>
        </draw:frame>
        <draw:custom-shape draw:style-name="gr16" draw:text-style-name="P1" draw:layer="layout" svg:width="11.103cm" svg:height="3.175cm" svg:x="50.554cm" svg:y="65.767cm">
          <text:p text:style-name="P1">Startup / Shutdown butto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5.969cm" svg:height="2.159cm" svg:x="18.456cm" svg:y="67.929cm">
          <text:p text:style-name="P1">Shutdown</text:p>
          <text:p text:style-name="P1">chiller and all TECs</text:p>
          <draw:enhanced-geometry svg:viewBox="0 0 21600 21600" draw:mirror-horizontal="false" draw:mirror-vertical="false" draw:type="rectangle" draw:enhanced-path="M 0 0 L 21600 0 21600 21600 0 21600 0 0 Z N"/>
        </draw:custom-shape>
        <draw:custom-shape draw:style-name="gr17" draw:text-style-name="P1" draw:layer="layout" svg:width="5.969cm" svg:height="2.921cm" svg:x="18.456cm" svg:y="70.723cm">
          <text:p text:style-name="P1">Get status</text:p>
          <text:p text:style-name="P1">- chiller running</text:p>
          <text:p text:style-name="P1">- TECs running</text:p>
          <text:p text:style-name="P1">- humidity alert</text:p>
          <draw:enhanced-geometry svg:viewBox="0 0 21600 21600" draw:mirror-horizontal="false" draw:mirror-vertical="false" draw:type="rectangle" draw:enhanced-path="M 0 0 L 21600 0 21600 21600 0 21600 0 0 Z N"/>
        </draw:custom-shape>
        <draw:line draw:style-name="gr12" draw:text-style-name="P4" draw:layer="layout" svg:x1="17.383cm" svg:y1="63.738cm" svg:x2="17.383cm" svg:y2="71.866cm">
          <text:p/>
        </draw:line>
        <draw:line draw:style-name="gr9" draw:text-style-name="P4" draw:layer="layout" svg:x1="17.383cm" svg:y1="66.024cm" svg:x2="18.526cm" svg:y2="66.024cm">
          <text:p/>
        </draw:line>
        <draw:line draw:style-name="gr9" draw:text-style-name="P4" draw:layer="layout" svg:x1="17.383cm" svg:y1="68.945cm" svg:x2="18.526cm" svg:y2="68.945cm">
          <text:p/>
        </draw:line>
        <draw:line draw:style-name="gr9" draw:text-style-name="P4" draw:layer="layout" svg:x1="17.383cm" svg:y1="71.839cm" svg:x2="18.653cm" svg:y2="71.83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bcc" draw:opacity="100%" draw:textarea-horizontal-align="justify" fo:padding-top="0.125cm" fo:padding-bottom="0.125cm" fo:padding-left="0.25cm" fo:padding-right="0.25cm" draw:shadow="hidden" draw:shadow-offset-x="0.203cm" draw:shadow-offset-y="0.203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Numbering_20_Symbols" style:display-name="Numbering Symbols" style:family="graphic">
      <style:paragraph-properties style:text-autospace="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office:styles>
  <office:automatic-styles>
    <style:page-layout style:name="PM0">
      <style:page-layout-properties fo:margin-top="1cm" fo:margin-bottom="1cm" fo:margin-left="1cm" fo:margin-right="1cm" fo:page-width="66.04cm" fo:page-height="121.9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09T20:50:01.528122731</meta:creation-date>
    <dc:date>2019-10-22T10:09:14.961500083</dc:date>
    <meta:editing-duration>PT7H21M47S</meta:editing-duration>
    <meta:editing-cycles>152</meta:editing-cycles>
    <meta:generator>LibreOffice/6.0.7.3$Linux_X86_64 LibreOffice_project/00m0$Build-3</meta:generator>
    <meta:document-statistic meta:object-count="55"/>
  </office:meta>
</office:document-meta>
</file>